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fr" fo:country="FR" fo:font-weight="normal" officeooo:rsid="001ff8f8" officeooo:paragraph-rsid="001ff8f8"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20pt" fo:language="fr" fo:country="FR" fo:font-weight="bold" officeooo:rsid="001ff8f8" officeooo:paragraph-rsid="001ff8f8" style:font-size-asian="20pt" style:font-weight-asian="bold" style:font-size-complex="20pt" style:font-weight-complex="bold"/>
    </style:style>
    <style:style style:name="P3" style:family="paragraph" style:parent-style-name="Standard">
      <style:paragraph-properties fo:text-align="start" style:justify-single-word="false"/>
      <style:text-properties fo:color="#00cc33"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color="#000000"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color="#000000" fo:font-size="16pt" fo:language="fr" fo:country="FR" fo:font-style="italic" fo:font-weight="bold" officeooo:rsid="00216c4e" officeooo:paragraph-rsid="00216c4e" style:font-size-asian="14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fo:color="#000000" fo:font-size="12pt" fo:language="fr" fo:country="FR" fo:font-weight="normal" officeooo:rsid="0039198c" officeooo:paragraph-rsid="0039198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fo:font-size="12pt" fo:language="fr" fo:country="FR" fo:font-weight="normal" officeooo:rsid="002f0c34" officeooo:paragraph-rsid="001ff8f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fr" fo:country="FR" fo:font-weight="normal" officeooo:rsid="004fd127" officeooo:paragraph-rsid="004fd12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fo:language="fr" fo:country="FR" fo:font-weight="bold" officeooo:rsid="00391fdd" officeooo:paragraph-rsid="00391fdd"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2pt" fo:language="fr" fo:country="FR" fo:font-weight="bold" officeooo:rsid="004b3ea5" officeooo:paragraph-rsid="004b3ea5"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ff0000"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color="#ff0000" fo:font-size="16pt" fo:language="fr" fo:country="FR" fo:font-style="italic" fo:font-weight="bold" officeooo:rsid="001ff8f8" officeooo:paragraph-rsid="005e54ac" style:font-size-asian="14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color="#ff0000" fo:font-size="12pt" fo:language="fr" fo:country="FR" fo:font-weight="normal" officeooo:rsid="001ff8f8" officeooo:paragraph-rsid="001ff8f8"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color="#000000" fo:font-size="12pt" fo:language="fr" fo:country="FR" fo:font-weight="normal" officeooo:rsid="00309452" officeooo:paragraph-rsid="004b3ea5"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color="#000000" fo:font-size="12pt" fo:language="fr" fo:country="FR" fo:font-weight="normal" officeooo:rsid="0030deee" officeooo:paragraph-rsid="004b3ea5"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color="#000000" fo:font-size="12pt" fo:language="fr" fo:country="FR" fo:font-weight="normal" officeooo:rsid="00365cea" officeooo:paragraph-rsid="004b3ea5"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color="#000000" fo:font-size="12pt" fo:language="fr" fo:country="FR" fo:font-weight="normal" officeooo:rsid="004c1815" officeooo:paragraph-rsid="004c1815"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color="#000000" fo:font-size="12pt" fo:language="fr" fo:country="FR" fo:font-weight="normal" officeooo:rsid="00554646" officeooo:paragraph-rsid="00554646"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color="#000000" fo:font-size="12pt" fo:language="fr" fo:country="FR" fo:font-weight="normal" officeooo:rsid="00561ce5" officeooo:paragraph-rsid="00561ce5"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color="#000000" fo:font-size="12pt" fo:language="fr" fo:country="FR" fo:font-weight="normal" officeooo:rsid="0060b878" officeooo:paragraph-rsid="0060b87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language="fr" fo:country="FR" fo:font-weight="normal" officeooo:rsid="001ff8f8" officeooo:paragraph-rsid="001ff8f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fo:language="fr" fo:country="FR" fo:font-weight="normal" officeooo:rsid="001ff8f8" officeooo:paragraph-rsid="00670b0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fo:language="fr" fo:country="FR" fo:font-weight="normal" officeooo:rsid="0069d306" officeooo:paragraph-rsid="0069d30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fo:language="fr" fo:country="FR" fo:font-weight="normal" officeooo:rsid="006b597e" officeooo:paragraph-rsid="006b597e"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color="#000000" fo:font-size="12pt" fo:language="fr" fo:country="FR" fo:font-weight="normal" officeooo:rsid="006b597e" officeooo:paragraph-rsid="006b597e"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fo:font-size="16pt" fo:language="fr" fo:country="FR" fo:font-style="italic" style:text-underline-style="none" fo:font-weight="bold" officeooo:rsid="001ff8f8" officeooo:paragraph-rsid="001ff8f8" style:font-size-asian="14pt" style:font-style-asian="italic" style:font-weight-asian="bold" style:font-size-complex="16pt" style:font-style-complex="italic" style:font-weight-complex="bold"/>
    </style:style>
    <style:style style:name="P27" style:family="paragraph" style:parent-style-name="Standard">
      <style:paragraph-properties fo:text-align="center" style:justify-single-word="false"/>
      <style:text-properties fo:font-size="20pt" fo:language="fr" fo:country="FR" fo:font-style="italic" fo:font-weight="bold" officeooo:rsid="001ff8f8" officeooo:paragraph-rsid="00670b07" style:font-size-asian="20pt" style:font-style-asian="italic" style:font-weight-asian="bold" style:font-size-complex="20pt" style:font-style-complex="italic" style:font-weight-complex="bold"/>
    </style:style>
    <style:style style:name="P28" style:family="paragraph" style:parent-style-name="Standard">
      <style:paragraph-properties fo:text-align="start" style:justify-single-word="false"/>
      <style:text-properties fo:font-size="12pt" fo:language="fr" fo:country="FR" fo:font-weight="normal" officeooo:rsid="00272fb9" officeooo:paragraph-rsid="00670b0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fr" fo:country="FR" fo:font-weight="normal" officeooo:rsid="002634fc" officeooo:paragraph-rsid="00670b0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fr" fo:country="FR" fo:font-weight="normal" officeooo:rsid="00670b07" officeooo:paragraph-rsid="00670b0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fr" fo:country="FR" fo:font-weight="normal" officeooo:rsid="002ab6f7" officeooo:paragraph-rsid="00670b0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fr" fo:country="FR" fo:font-weight="normal" officeooo:rsid="006987e8" officeooo:paragraph-rsid="006987e8"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502f64"/>
    </style:style>
    <style:style style:name="T3" style:family="text">
      <style:text-properties officeooo:rsid="00670b07"/>
    </style:style>
    <style:style style:name="T4" style:family="text">
      <style:text-properties officeooo:rsid="002634fc"/>
    </style:style>
    <style:style style:name="T5" style:family="text">
      <style:text-properties officeooo:rsid="00272fb9"/>
    </style:style>
    <style:style style:name="T6" style:family="text">
      <style:text-properties officeooo:rsid="0028c377"/>
    </style:style>
    <style:style style:name="T7" style:family="text">
      <style:text-properties officeooo:rsid="002b11bf"/>
    </style:style>
    <style:style style:name="T8" style:family="text">
      <style:text-properties officeooo:rsid="0069d306"/>
    </style:style>
    <style:style style:name="T9" style:family="text">
      <style:text-properties officeooo:rsid="006b59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emaine <text:span text:style-name="T3">5</text:span> : <text:span text:style-name="T4">Réaliser un design responsive</text:span></text:p>
      <text:p text:style-name="P2"/>
      <text:p text:style-name="P3">Objectif : <text:s/></text:p>
      <text:p text:style-name="P1"/>
      <text:p text:style-name="P29">Cette semaine vous aller apprendre à réaliser des designs responsi<text:span text:style-name="T5">ves c’est à dire produire des maquettes de site en HTML et CSS qui peuvent s’adapter à tous les types d’écrans (smartphones, tablettes, laptops et ordinateur)</text:span></text:p>
      <text:p text:style-name="P29"/>
      <text:p text:style-name="P28">L’objectif à la fin de cette semaine est que vous soyez capables de comprendre les contraintes du responsive design et de les intégrer en amont à votre production. Vous saurez ainsi remanier les éléments de votre page web pour les adapter aux différents écrans de l’utilisateur, le tout dans une démarche mobile first. Vous êtes également sensibilisés à l’expérience utilisateur sur les appareils mobiles. </text:p>
      <text:p text:style-name="P28"/>
      <text:p text:style-name="P30">En parallèle vous continuerez à développer votre maîtrise du PHP tout en vous confrontant au travail en groupe à travers la participation aux projets du hackathon de l’ADEP ou d’Adeo. </text:p>
      <text:p text:style-name="P1"/>
      <text:p text:style-name="P26">Compétences acquises :</text:p>
      <text:p text:style-name="P21"/>
      <text:p text:style-name="P22">- <text:span text:style-name="T6">Usage des médias queries en CSS</text:span></text:p>
      <text:p text:style-name="P22">- <text:span text:style-name="T6">Utilisation d’outils de prè-visualisation sur appareils mobiles</text:span></text:p>
      <text:p text:style-name="P22">- <text:span text:style-name="T6">Compréhension de la méthodologie mobile first</text:span></text:p>
      <text:p text:style-name="P22">- <text:span text:style-name="T6">Mise en application de la méthodologie mobile first</text:span></text:p>
      <text:p text:style-name="P22">- <text:span text:style-name="T6">Gestion des images pour le responsive design</text:span></text:p>
      <text:p text:style-name="P22">- <text:span text:style-name="T6">Compréhension de l’expérience utilisateur sur les appareils mobiles</text:span></text:p>
      <text:p text:style-name="P22">- <text:span text:style-name="T6">Production d’un code CSS maintenable sur tous appareils</text:span></text:p>
      <text:p text:style-name="P22">- <text:span text:style-name="T6">Application poussée du principe DRY</text:span></text:p>
      <text:p text:style-name="P22"/>
      <text:p text:style-name="P4">Ressources et exercices :</text:p>
      <text:p text:style-name="P1"/>
      <text:p text:style-name="P31"><text:span text:style-name="T1">L’ensemble de la semaine est consacrée au responsive design</text:span>, c’est donc autour de cette notion que toutes les ressources de cette semaine vont être centrées.</text:p>
      <text:p text:style-name="P31"/>
      <text:p text:style-name="P31"><text:span text:style-name="T3">V</text:span>ous pouvez suivre le parcours d’OpenClassrooms sur le res<text:span text:style-name="T7">ponsive design : </text:span><text:a xlink:type="simple" xlink:href="https://openclassrooms.com/courses/apprenez-a-creer-votre-site-web-avec-html5-et-css3/mise-en-page-adaptative-avec-les-media-queries" text:style-name="Internet_20_link" text:visited-style-name="Visited_20_Internet_20_Link"><text:span text:style-name="T7">https://openclassrooms.com/courses/apprenez-a-creer-votre-site-web-avec-html5-et-css3/mise-en-page-adaptative-avec-les-media-queries</text:span></text:a></text:p>
      <text:p text:style-name="P31"/>
      <text:p text:style-name="P30">La w3schools offre également une vision plus synthétique du fonctionnement des médias-queries :</text:p>
      <text:p text:style-name="P30"><text:a xlink:type="simple" xlink:href="https://www.w3schools.com/css/css_rwd_mediaqueries.asp" text:style-name="Internet_20_link" text:visited-style-name="Visited_20_Internet_20_Link">https://www.w3schools.com/css/css_rwd_mediaqueries.asp</text:a></text:p>
      <text:p text:style-name="P30"/>
      <text:p text:style-name="P32"><text:span text:style-name="T1">Côté PHP</text:span>, vous continuerez les feuilles d’exercices qui vous ont été données la semaine dernière et poursuivrez sur les nouvelles de cette semaine</text:p>
      <text:p text:style-name="P12"/>
      <text:p text:style-name="P11">Projet à rendre :</text:p>
      <text:p text:style-name="P7"/>
      <text:p text:style-name="P9"><text:span text:style-name="T8">Réalisation d’une home page sur la pâtisserie</text:span> </text:p>
      <text:p text:style-name="P13"/>
      <text:p text:style-name="P23">Emmanuel (ou Emmanuelle à vous de choisir) Dupret a contacté l’agence dans laquelle vous travaillez car elle un projet en tête depuis maintenant plusieurs années. Actuellement contrôleur/se <text:soft-page-break/>budgétaire pour le secteur public, Emmanuel/le est passionné/e par la pâtisserie et voudrait un jour se reconvertir en critique de pâtisserie. En attendant, il/elle souhaite démarrer un site qui fera office de blog pour poster ses critiques, des recettes, <text:span text:style-name="T9">prendre contact ou encore permettre aux utilisateurs de suggérer leurs recettes et d’échanger sur leur passion.</text:span></text:p>
      <text:p text:style-name="P23"/>
      <text:p text:style-name="P24">Pour l’instant il/elle souhaiterait obtenir dans un premier temps la home page ou page d’accueil du site, si le résultat est satisfaisant, alors votre agence poursuivra le travail. Attention cependant, les pâtissiers sont souvent à leurs fourneaux, il faudra donc que cette page soit adaptée aussi bien aux smartphones, qu’aux tablettes ou au PC afin de pouvoir les suivre dans toutes leurs aventures glucidiques !</text:p>
      <text:p text:style-name="P24"/>
      <text:p text:style-name="P24">Le graphiste de votre agence est très occupé mais il a quand même eu le temps de vous réaliser un zoning très détaillé de la home page basée sur les demandes du client. Il vous propose une version smartphone, tablette et PC qu’il faudra respecter. Par contre vous êtes libre d’intégrer le design que vous souhaitez tant que celui-ci reste moderne et mets en avant le contenu de la page.</text:p>
      <text:p text:style-name="P10"/>
      <text:p text:style-name="P10">Spécifications techniques</text:p>
      <text:p text:style-name="P10"/>
      <text:list xml:id="list2854126759934215438" text:style-name="L1">
        <text:list-item>
          <text:p text:style-name="P14">Réalisation d’un wireframe </text:p>
        </text:list-item>
        <text:list-item>
          <text:p text:style-name="P14">Structure du site en HTML5</text:p>
        </text:list-item>
        <text:list-item>
          <text:p text:style-name="P14">Usage d’un BoilerPlate</text:p>
        </text:list-item>
        <text:list-item>
          <text:p text:style-name="P15">HTML sémantique</text:p>
        </text:list-item>
        <text:list-item>
          <text:p text:style-name="P14">Présence de commentaires en anglais pour faciliter la lecture du code</text:p>
        </text:list-item>
        <text:list-item>
          <text:p text:style-name="P16">code validé sur le w3c validator</text:p>
        </text:list-item>
        <text:list-item>
          <text:p text:style-name="P17">Design moderne et élégant avec un CSS maintenable</text:p>
        </text:list-item>
        <text:list-item>
          <text:p text:style-name="P17">Respect du principe DRY</text:p>
        </text:list-item>
        <text:list-item>
          <text:p text:style-name="P25">Développé en mobile first</text:p>
        </text:list-item>
        <text:list-item>
          <text:p text:style-name="P25">Design responsive</text:p>
        </text:list-item>
        <text:list-item>
          <text:p text:style-name="P18">Présence d’un favicon</text:p>
        </text:list-item>
        <text:list-item>
          <text:p text:style-name="P19">Site mis en ligne via une GH-page</text:p>
        </text:list-item>
        <text:list-item>
          <text:p text:style-name="P20">Usage du PHP <text:span text:style-name="T9">pour templating</text:span></text:p>
        </text:list-item>
      </text:list>
      <text:p text:style-name="P6"/>
      <text:p text:style-name="P6"><text:span text:style-name="T1">Le rendu se fait sur mon adresse mail </text:span><text:a xlink:type="simple" xlink:href="mailto:thomas.gossart.pro@gmail.com" text:style-name="Internet_20_link" text:visited-style-name="Visited_20_Internet_20_Link"><text:span text:style-name="T1">thomas.gossart.pro@gmail.com</text:span></text:a><text:span text:style-name="T1"> avant dimanche minuit. Merci de m’envoyer le lien vers votre repository sur lequel je trouverai un readme et une github page.</text:span></text:p>
      <text:p text:style-name="P13"/>
      <text:p text:style-name="P5">Pour aller plus loin :</text:p>
      <text:p text:style-name="P8"/>
      <text:p text:style-name="P8">Réussissez à vous inscrire sur Code Wars et réalisez un kata de niveau 8 <text:span text:style-name="T2">ou 7</text:span> :</text:p>
      <text:p text:style-name="P8">- <text:a xlink:type="simple" xlink:href="https://www.codewars.com/" text:style-name="Internet_20_link" text:visited-style-name="Visited_20_Internet_20_Link">https://www.codewar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35:42.384580474</meta:creation-date>
    <meta:generator>LibreOffice/5.1.6.2$Linux_X86_64 LibreOffice_project/10m0$Build-2</meta:generator>
    <dc:date>2018-10-02T15:04:46.685063785</dc:date>
    <meta:editing-duration>PT5H13M25S</meta:editing-duration>
    <meta:editing-cycles>65</meta:editing-cycles>
    <meta:document-statistic meta:table-count="0" meta:image-count="0" meta:object-count="0" meta:page-count="2" meta:paragraph-count="43" meta:word-count="642" meta:character-count="4145" meta:non-whitespace-character-count="3553"/>
  </office:meta>
</office:document-meta>
</file>